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821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5.184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3.362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fo:min-height="0.557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54cm" fo:min-width="0cm" fo:padding-top="0.05cm" fo:padding-bottom="0.05cm" fo:padding-left="0.05cm" fo:padding-right="0.05cm"/>
      <style:paragraph-properties style:writing-mode="lr-tb"/>
    </style:style>
    <style:style style:name="gr10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dee6ef" draw:fill="solid" draw:fill-color="#ffffd7" draw:textarea-vertical-align="middle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48cm"/>
      <style:paragraph-properties style:writing-mode="lr-tb"/>
    </style:style>
    <style:style style:name="gr15" style:family="graphic" style:parent-style-name="objectwithoutfill">
      <style:graphic-properties svg:stroke-color="#dee6ef" draw:fill="solid" draw:fill-color="#e3f2fd" draw:textarea-vertical-align="middle"/>
    </style:style>
    <style:style style:name="gr16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7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26cm" fo:min-width="0cm" fo:padding-top="0.05cm" fo:padding-bottom="0.05cm" fo:padding-left="0.05cm" fo:padding-right="0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3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ffffd7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solid" draw:fill-color="#e3f2f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1.016cm" svg:x="5.114cm" svg:y="0.25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09cm" svg:height="1.016cm" svg:x="7.477cm" svg:y="0.254cm">
          <text:p text:style-name="P3">CFA of<text:line-break/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71cm" svg:height="1.016cm" svg:x="8.459cm" svg:y="2.87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23cm" svg:height="1.016cm" svg:x="5.536cm" svg:y="2.871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13cm" svg:height="1.016cm" svg:x="11.43cm" svg:y="2.87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34cm" svg:height="1.016cm" svg:x="9.271cm" svg:y="5.259cm">
          <text:p text:style-name="P1">high level Forth threa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12cm" svg:height="1.016cm" svg:x="5.759cm" svg:y="5.259cm">
          <text:p text:style-name="P1">JSR <text:span text:style-name="T1">DODOES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44cm" svg:height="0.657cm" svg:x="12.7cm" svg:y="0.486cm">
          <draw:text-box>
            <text:p text:style-name="P8"><text:span text:style-name="T2">a “thread”</text:span></text:p>
          </draw:text-box>
        </draw:frame>
        <draw:frame draw:style-name="gr9" draw:text-style-name="P10" draw:layer="layout" svg:width="4.826cm" svg:height="0.58cm" svg:x="5.08cm" svg:y="6.786cm">
          <draw:text-box>
            <text:p><text:span text:style-name="T3">DODOES</text:span><text:span text:style-name="T2"> machine code</text:span></text:p>
          </draw:text-box>
        </draw:frame>
        <draw:line draw:style-name="gr10" draw:text-style-name="P11" draw:layer="layout" svg:x1="6.35cm" svg:y1="1.27cm" svg:x2="8.89cm" svg:y2="2.871cm">
          <text:p/>
        </draw:line>
        <draw:line draw:style-name="gr11" draw:text-style-name="P11" draw:layer="layout" svg:x1="10.541cm" svg:y1="3.43cm" svg:x2="6.731cm" svg:y2="5.157cm">
          <text:p/>
        </draw:line>
        <draw:polygon draw:style-name="gr12" draw:text-style-name="P12" draw:layer="layout" svg:width="3.301cm" svg:height="1.015cm" svg:x="0.127cm" svg:y="2.922cm" svg:viewBox="0 0 3302 1016" draw:points="0,0 3048,0 3048,254 2794,381 3302,508 3048,635 3048,1016 0,1016">
          <text:p/>
        </draw:polygon>
        <draw:polyline draw:style-name="gr13" draw:text-style-name="P13" draw:layer="layout" svg:width="3.047cm" svg:height="1.015cm" draw:transform="rotate (-3.14159265358979) translate (3.175cm 3.938cm)" svg:viewBox="0 0 3048 1016" draw:points="0,1016 3048,1016 3048,0 0,0">
          <text:p/>
        </draw:polyline>
        <draw:frame draw:style-name="gr14" draw:text-style-name="P14" draw:layer="layout" svg:width="2.54cm" svg:height="0.73cm" svg:x="0.508cm" svg:y="3.049cm">
          <draw:text-box>
            <text:p>2 <text:span text:style-name="T1">UN </text:span>link</text:p>
          </draw:text-box>
        </draw:frame>
        <draw:polygon draw:style-name="gr15" draw:text-style-name="P15" draw:layer="layout" svg:width="2.539cm" svg:height="1.015cm" draw:transform="rotate (-3.14159265358979) translate (2.828cm 1.27cm)" svg:viewBox="0 0 2540 1016" draw:points="0,0 2286,0 2286,381 2032,508 2540,635 2286,762 2286,1016 0,1016">
          <text:p/>
        </draw:polygon>
        <draw:polyline draw:style-name="gr13" draw:text-style-name="P13" draw:layer="layout" svg:width="2.285cm" svg:height="1.015cm" svg:x="0.542cm" svg:y="0.254cm" svg:viewBox="0 0 2286 1016" draw:points="0,0 2286,0 2286,1016 0,1016">
          <text:p/>
        </draw:polyline>
        <draw:frame draw:style-name="gr14" draw:text-style-name="P14" draw:layer="layout" svg:width="0.87cm" svg:height="0.73cm" svg:x="1.304cm" svg:y="0.413cm">
          <draw:text-box>
            <text:p>...</text:p>
          </draw:text-box>
        </draw:frame>
        <draw:line draw:style-name="gr16" draw:text-style-name="P13" draw:layer="layout" svg:x1="9.779cm" svg:y1="6.275cm" svg:x2="10.541cm" svg:y2="6.795cm">
          <text:p/>
        </draw:line>
        <draw:custom-shape draw:style-name="gr17" draw:text-style-name="P2" draw:layer="layout" svg:width="2.286cm" svg:height="1.016cm" svg:x="2.828cm" svg:y="0.254cm">
          <text:p text:style-name="P1">CFA of<text:line-break/><text:span text:style-name="T1">SWAP</text:span></text:p>
          <draw:enhanced-geometry svg:viewBox="0 0 21600 21600" draw:type="rectangle" draw:enhanced-path="M 0 0 L 21600 0 21600 21600 0 21600 0 0 Z N"/>
        </draw:custom-shape>
        <draw:polygon draw:style-name="gr12" draw:text-style-name="P12" draw:layer="layout" svg:width="3.301cm" svg:height="1.015cm" svg:x="0.762cm" svg:y="4.319cm" svg:viewBox="0 0 3302 1016" draw:points="0,0 3048,0 3048,254 2794,381 3302,508 3048,635 3048,1016 0,1016">
          <text:p/>
        </draw:polygon>
        <draw:polyline draw:style-name="gr13" draw:text-style-name="P13" draw:layer="layout" svg:width="3.047cm" svg:height="1.015cm" draw:transform="rotate (-3.14159265358979) translate (3.81cm 5.335cm)" svg:viewBox="0 0 3048 1016" draw:points="0,1016 3048,1016 3048,0 0,0">
          <text:p/>
        </draw:polyline>
        <draw:frame draw:style-name="gr14" draw:text-style-name="P14" draw:layer="layout" svg:width="2.794cm" svg:height="0.73cm" svg:x="0.889cm" svg:y="4.446cm">
          <draw:text-box>
            <text:p>5 <text:span text:style-name="T4">TROIS</text:span><text:span text:style-name="T1"> </text:span>link</text:p>
          </draw:text-box>
        </draw:frame>
        <draw:line draw:style-name="gr10" draw:text-style-name="P11" draw:layer="layout" svg:x1="2.667cm" svg:y1="3.404cm" svg:x2="6.096cm" svg:y2="5.157cm">
          <text:p/>
        </draw:line>
        <draw:line draw:style-name="gr10" draw:text-style-name="P11" draw:layer="layout" svg:x1="3.429cm" svg:y1="4.801cm" svg:x2="5.588cm" svg:y2="5.284cm">
          <text:p/>
        </draw:line>
        <draw:line draw:style-name="gr16" draw:text-style-name="P13" draw:layer="layout" svg:x1="5.461cm" svg:y1="1.27cm" svg:x2="5.08cm" svg:y2="1.706cm">
          <text:p/>
        </draw:line>
        <draw:frame draw:style-name="gr18" draw:text-style-name="P10" draw:layer="layout" svg:width="1.271cm" svg:height="0.58cm" svg:x="4.698cm" svg:y="1.706cm">
          <draw:text-box>
            <text:p><text:span text:style-name="T2">IP(1)</text:span></text:p>
          </draw:text-box>
        </draw:frame>
        <draw:line draw:style-name="gr16" draw:text-style-name="P13" draw:layer="layout" svg:x1="7.874cm" svg:y1="1.27cm" svg:x2="8.636cm" svg:y2="1.706cm">
          <text:p/>
        </draw:line>
        <draw:frame draw:style-name="gr18" draw:text-style-name="P10" draw:layer="layout" svg:width="1.271cm" svg:height="0.58cm" svg:x="8.381cm" svg:y="1.706cm">
          <draw:text-box>
            <text:p><text:span text:style-name="T2">IP(2)</text:span></text:p>
          </draw:text-box>
        </draw:frame>
        <draw:polygon draw:style-name="gr15" draw:text-style-name="P15" draw:layer="layout" svg:width="2.539cm" svg:height="1.015cm" svg:x="9.686cm" svg:y="0.254cm" svg:viewBox="0 0 2540 1016" draw:points="0,0 2286,0 2286,254 2032,381 2540,508 2286,635 2286,1016 0,1016">
          <text:p/>
        </draw:polygon>
        <draw:polyline draw:style-name="gr13" draw:text-style-name="P13" draw:layer="layout" svg:width="2.285cm" svg:height="1.015cm" draw:transform="rotate (-3.14159265358979) translate (11.972cm 1.27cm)" svg:viewBox="0 0 2286 1016" draw:points="0,1016 2286,1016 2286,0 0,0">
          <text:p/>
        </draw:polyline>
        <draw:frame draw:style-name="gr14" draw:text-style-name="P14" draw:layer="layout" svg:width="0.889cm" svg:height="0.73cm" svg:x="10.321cm" svg:y="0.413cm">
          <draw:text-box>
            <text:p>...</text:p>
          </draw:text-box>
        </draw:frame>
        <draw:frame draw:style-name="gr19" draw:text-style-name="P10" draw:layer="layout" svg:width="1.271cm" svg:height="0.58cm" svg:x="10.159cm" svg:y="6.795cm">
          <draw:text-box>
            <text:p><text:span text:style-name="T2">IP(3)</text:span></text:p>
          </draw:text-box>
        </draw:frame>
        <draw:line draw:style-name="gr10" draw:text-style-name="P11" draw:layer="layout" svg:x1="7.747cm" svg:y1="6.275cm" svg:x2="6.477cm" svg:y2="6.85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8:19:19.343184887</dc:date>
    <meta:editing-duration>PT1H44M2S</meta:editing-duration>
    <meta:editing-cycles>10</meta:editing-cycles>
    <meta:generator>LibreOffice/6.4.7.2$Linux_X86_64 LibreOffice_project/40$Build-2</meta:generator>
    <meta:document-statistic meta:object-count="33"/>
  </office:meta>
</office:document-meta>
</file>